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8Num4"/>
    <style:style style:name="P4" style:family="paragraph" style:parent-style-name="Standard" style:list-style-name="WW8Num4">
      <style:text-properties style:font-weight-asian="bold" style:font-size-complex="11pt" style:font-weight-complex="bold"/>
    </style:style>
    <style:style style:name="P5" style:family="paragraph" style:parent-style-name="Standard" style:list-style-name="WW8Num4"/>
    <style:style style:name="P6" style:family="paragraph" style:parent-style-name="Standard" style:list-style-name="WW8Num4"/>
    <style:style style:name="P7" style:family="paragraph" style:parent-style-name="Standard" style:list-style-name="WW8Num4">
      <style:text-properties fo:font-weight="normal" style:font-weight-asian="normal" style:font-weight-complex="normal"/>
    </style:style>
    <style:style style:name="P8" style:family="paragraph" style:parent-style-name="Standard" style:list-style-name="WW8Num4">
      <style:text-properties fo:font-weight="normal" style:font-weight-asian="normal" style:font-weight-complex="normal"/>
    </style:style>
    <style:style style:name="P9" style:family="paragraph" style:parent-style-name="Standard" style:list-style-name="WW8Num4">
      <style:text-properties fo:font-weight="normal" style:font-weight-asian="normal" style:font-weight-complex="normal"/>
    </style:style>
    <style:style style:name="P10" style:family="paragraph" style:parent-style-name="Standard" style:list-style-name="WW8Num4">
      <style:text-properties fo:font-weight="normal" style:font-weight-asian="normal" style:font-weight-complex="normal"/>
    </style:style>
    <style:style style:name="P11" style:family="paragraph" style:parent-style-name="Standard" style:list-style-name="WW8Num4">
      <style:text-properties fo:font-weight="normal" style:font-weight-asian="normal" style:font-weight-complex="normal"/>
    </style:style>
    <style:style style:name="P12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3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4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5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6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7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8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19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20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21" style:family="paragraph" style:parent-style-name="Standard" style:list-style-name="WW8Num4">
      <style:text-properties fo:font-weight="normal" style:font-weight-asian="normal" style:font-size-complex="11pt" style:font-weight-complex="normal"/>
    </style:style>
    <style:style style:name="P22" style:family="paragraph" style:parent-style-name="Standard" style:list-style-name="WW8Num4">
      <style:text-properties fo:font-weight="bold"/>
    </style:style>
    <style:style style:name="P23" style:family="paragraph" style:parent-style-name="Standard" style:list-style-name="WW8Num4">
      <style:text-properties fo:font-weight="bold"/>
    </style:style>
    <style:style style:name="P24" style:family="paragraph" style:parent-style-name="Standard" style:list-style-name="WW8Num4">
      <style:text-properties fo:font-weight="bold"/>
    </style:style>
    <style:style style:name="P25" style:family="paragraph" style:parent-style-name="Standard" style:list-style-name="WW8Num4"/>
    <style:style style:name="P26" style:family="paragraph" style:parent-style-name="Standard" style:list-style-name="WW8Num4">
      <style:paragraph-properties fo:break-before="page"/>
      <style:text-properties style:font-weight-asian="bold" style:font-size-complex="11pt" style:font-weight-complex="bold"/>
    </style:style>
    <style:style style:name="T1" style:family="text">
      <style:text-properties style:font-size-complex="11pt"/>
    </style:style>
    <style:style style:name="T2" style:family="text">
      <style:text-properties style:font-weight-asian="bold" style:font-size-complex="11pt" style:font-weight-complex="bold"/>
    </style:style>
    <style:style style:name="T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P1">Tester tune avec AppliBête</text:p>
      <text:p text:style-name="P1"/>
      <text:p text:style-name="P1"/>
      <text:p text:style-name="Standard">Responsable à contacter en cas de problème : Mathieu Giorgino</text:p>
      <text:p text:style-name="Standard">Rédaction et mise en page : Mathieu Giorgino</text:p>
      <text:p text:style-name="Standard"/>
      <text:list text:style-name="WW8Num4">
        <text:list-item>
          <text:p text:style-name="P26">Installer la version 1.6 de la jdk java et ant</text:p>
          <text:p text:style-name="P3"><text:span text:style-name="Code"><text:span text:style-name="T2">sudo apt-get install sun-java6-jdk ant</text:span></text:span></text:p>
        </text:list-item>
        <text:list-item>
          <text:p text:style-name="P4">Mettre la version 1.6 par défaut :</text:p>
          <text:p text:style-name="P3"><text:span text:style-name="Code"><text:span text:style-name="T2">update-alternatives --config java</text:span></text:span></text:p>
          <text:p text:style-name="P3"><text:span text:style-name="T2">sélectionner java6 (</text:span><text:span text:style-name="Code"><text:span text:style-name="T2">/usr/lib/jvm/java-6-sun/jre/bin/java</text:span></text:span><text:span text:style-name="T2">)</text:span></text:p>
        </text:list-item>
        <text:list-item>
          <text:p text:style-name="P12">téléchargement de TUNe</text:p>
          <text:p text:style-name="P22"><text:span text:style-name="Code"><text:span text:style-name="T2">svn co </text:span></text:span><text:a xlink:type="simple" xlink:href="http://hagimont.svn.enseeiht.fr/TUNe/tags/stage-n7" office:target-frame-name="_blank" xlink:show="new"><text:span text:style-name="Code"><text:span text:style-name="T2">http://hagimont.svn.enseeiht.fr/TUNe/tags/stage-n7</text:span></text:span></text:a></text:p>
        </text:list-item>
        <text:list-item>
          <text:p text:style-name="P7"><text:span text:style-name="T1">Vérifier que </text:span><text:span text:style-name="Code"><text:span text:style-name="T1">ssh localhost</text:span></text:span><text:span text:style-name="T1"> fonctionne sans demander de mot de passe.</text:span></text:p>
          <text:p text:style-name="P12">Si il demande un mot de passe:</text:p>
          <text:list>
            <text:list-item>
              <text:p text:style-name="P12">Génération d'une paire de clé RSA</text:p>
              <text:p text:style-name="P22"><text:span text:style-name="Code"><text:span text:style-name="T2">ssh-keygen -t rsa</text:span></text:span></text:p>
            </text:list-item>
            <text:list-item>
              <text:p text:style-name="P12">Copie de la clé publique sur la machine distante</text:p>
              <text:p text:style-name="P22"><text:span text:style-name="Code"><text:span text:style-name="T2">ssh-copy-id -i ~/.ssh/id_rsa.pub localhost</text:span></text:span></text:p>
            </text:list-item>
          </text:list>
        </text:list-item>
        <text:list-item>
          <text:p text:style-name="P12">Télécharger TopCased en standalone ou installer le plugin</text:p>
          <text:p text:style-name="P12">ATTENTION: prendre une version &lt; 2</text:p>
        </text:list-item>
        <text:list-item>
          <text:p text:style-name="P12">Lancer TopCased</text:p>
        </text:list-item>
        <text:list-item>
          <text:p text:style-name="P7"><text:span text:style-name="T1">Ouvrir le fichier </text:span><text:span text:style-name="Code"><text:span text:style-name="T1">stage-n7/examples/AppliBete/bete.umldi</text:span></text:span></text:p>
        </text:list-item>
        <text:list-item>
          <text:p text:style-name="P12">Modifier dans le diagramme de Node le nom de l'utilisateur</text:p>
        </text:list-item>
        <text:list-item>
          <text:p text:style-name="P12">Modifier dans le diagramme de Node le path du JDK</text:p>
          <text:p text:style-name="P7"><text:span text:style-name="Code"><text:span text:style-name="T1">cd stage-n7</text:span></text:span></text:p>
          <text:p text:style-name="P7"><text:span text:style-name="Code"><text:span text:style-name="T1">ant clean compile dist</text:span></text:span></text:p>
          <text:p text:style-name="P7"><text:span text:style-name="Code"><text:span text:style-name="T1">ant tune</text:span></text:span></text:p>
        </text:list-item>
        <text:list-item>
          <text:p text:style-name="P12">Pour lancer l'appli bete:</text:p>
          <text:p text:style-name="P3"><text:span text:style-name="Code"><text:span text:style-name="T1">deploy stage-n7/examples/AppliBete bete.um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de" style:family="paragraph" style:parent-style-name="Standard" style:class="text" style:master-page-name="">
      <style:paragraph-properties style:page-number="auto"/>
      <style:text-properties style:font-name="Courier 10 Pitch" fo:font-size="10.5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fo:font-weight="normal" style:font-weight-asian="normal"/>
    </style:style>
    <style:style style:name="WW8Num3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WW8Num4z0" style:family="text">
      <style:text-properties fo:font-weight="normal" style:font-weight-asian="normal"/>
    </style:style>
    <style:style style:name="WW8Num4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olice_20_par_20_défaut" style:display-name="Police par défaut" style:family="text"/>
    <style:style style:name="Machine_20_à_20_écrire_20_HTML" style:display-name="Machine à écrire HTML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Line_20_numbering" style:display-name="Line numbering" style:family="text"/>
    <style:style style:name="Teletype" style:family="text">
      <style:text-properties style:font-name="Nimbus Mono L" style:font-name-asian="Nimbus Mono L" style:font-name-complex="Nimbus Mono L"/>
    </style:style>
    <style:style style:name="Code" style:family="text" style:parent-style-name="Teletype">
      <style:text-properties style:font-name="Courier 10 Pitch1" fo:font-size="10.5pt" fo:font-weight="bold" fo:background-color="#e6e6e6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aire" style:family="text">
      <style:text-properties fo:color="#808080" style:font-name="Courier 10 Pitch" fo:font-size="10.5pt" fo:language="fr" fo:country="FR" fo:font-weight="bol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3.747cm" text:min-label-width="0.635cm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5.017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827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637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text:style-name="WW8Num3z0" style:num-format="1" text:display-levels="2">
        <style:list-level-properties text:space-before="0.614cm" text:min-label-width="0.635cm"/>
      </text:list-level-style-number>
      <text:list-level-style-number text:level="3" text:style-name="WW8Num3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min-label-width="0.635cm"/>
      </text:list-level-style-number>
      <text:list-level-style-number text:level="2" text:style-name="WW8Num4z0" style:num-format="1" text:display-levels="2">
        <style:list-level-properties text:space-before="0.614cm" text:min-label-width="0.635cm"/>
      </text:list-level-style-number>
      <text:list-level-style-number text:level="3" text:style-name="WW8Num4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9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49cm" fo:margin-left="0cm" fo:margin-right="0cm" fo:margin-top="0.55cm" style:dynamic-spacing="true"/>
      </style:footer-style>
    </style:page-layout>
  </office:automatic-styles>
  <office:master-styles>
    <style:master-page style:name="Standard" style:page-layout-name="pm1">
      <style:footer>
        <text:p text:style-name="Footer"><draw:frame draw:style-name="fr1" draw:name="Cadre1" text:anchor-type="paragraph" svg:y="0.002cm" fo:min-width="0.041cm" draw:z-index="1"><draw:text-box fo:min-height="0.37cm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La Vache Mauve</meta:initial-creator>
    <meta:creation-date>2008-02-02T15:42:00</meta:creation-date>
    <dc:creator>adminxen</dc:creator>
    <dc:date>2008-02-13T14:45:08</dc:date>
    <meta:print-date>2008-02-03T17:46:00</meta:print-date>
    <meta:editing-cycles>43</meta:editing-cycles>
    <meta:editing-duration>PT14H3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177" meta:character-count="1035"/>
  </office:meta>
</office:document-meta>
</file>